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3.4cm"/>
    </style:style>
    <style:style style:name="gr2" style:family="graphic" style:parent-style-name="standard">
      <style:graphic-properties draw:textarea-horizontal-align="justify" draw:textarea-vertical-align="middle" draw:auto-grow-height="false" fo:min-height="3.65cm" fo:min-width="5.7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2.3cm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3.9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2.2cm"/>
    </style:style>
    <style:style style:name="gr6" style:family="graphic" style:parent-style-name="standard">
      <style:graphic-properties draw:textarea-horizontal-align="justify" draw:textarea-vertical-align="middle" draw:auto-grow-height="false" fo:min-height="2.15cm" fo:min-width="8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42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3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3.9cm" svg:height="2.1cm" svg:x="4.3cm" svg:y="3.321cm">
          <text:p text:style-name="P1">Connection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cm" svg:height="3.9cm" svg:x="11.7cm" svg:y="1.1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cm" svg:height="1.2cm" svg:x="11.7cm" svg:y="3.7cm">
          <text:p text:style-name="P1">Rela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cm" svg:height="2.5cm" svg:x="21cm" svg:y="4.9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cm" svg:height="2cm" svg:x="13.7cm" svg:y="7.3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8cm" svg:height="2.4cm" svg:x="6.1cm" svg:y="25.4cm">
          <text:p text:style-name="P1">MessagingInterface</text:p>
          <draw:enhanced-geometry svg:viewBox="0 0 21600 21600" draw:type="rectangle" draw:enhanced-path="M 0 0 L 21600 0 21600 21600 0 21600 0 0 Z N"/>
        </draw:custom-shape>
        <draw:frame draw:style-name="gr7" draw:layer="layout" svg:width="7.851cm" svg:height="0.962cm" svg:x="1.049cm" svg:y="0.738cm">
          <draw:text-box>
            <text:p>Message from ClientView:</text:p>
          </draw:text-box>
        </draw:frame>
        <draw:frame draw:style-name="gr8" draw:layer="layout" svg:width="6.742cm" svg:height="0.962cm" svg:x="1cm" svg:y="10.9cm">
          <draw:text-box>
            <text:p>Message from Server:</text:p>
          </draw:text-box>
        </draw:frame>
        <draw:line draw:style-name="gr9" draw:text-style-name="P1" draw:layer="layout" svg:x1="1cm" svg:y1="10.8cm" svg:x2="28.7cm" svg:y2="10.8cm">
          <text:p/>
        </draw:line>
        <draw:line draw:style-name="gr10" draw:text-style-name="P1" draw:layer="layout" svg:x1="7.4cm" svg:y1="8.921cm" svg:x2="13.7cm" svg:y2="8.921cm">
          <text:p/>
        </draw:line>
        <draw:line draw:style-name="gr10" draw:text-style-name="P1" draw:layer="layout" svg:x1="15cm" svg:y1="7.5cm" svg:x2="13.4cm" svg:y2="4.5cm">
          <text:p/>
        </draw:line>
        <draw:line draw:style-name="gr10" draw:text-style-name="P1" draw:layer="layout" svg:x1="12.1cm" svg:y1="4.6cm" svg:x2="8cm" svg:y2="4.521cm">
          <text:p/>
        </draw:line>
        <draw:line draw:style-name="gr10" draw:text-style-name="P1" draw:layer="layout" svg:x1="4.4cm" svg:y1="4.321cm" svg:x2="1.1cm" svg:y2="4.3cm">
          <text:p/>
        </draw:line>
        <draw:custom-shape draw:style-name="gr4" draw:text-style-name="P1" draw:layer="layout" svg:width="4.4cm" svg:height="2.5cm" svg:x="22.4cm" svg:y="15.321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cm" svg:height="2cm" svg:x="14.6cm" svg:y="17.721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cm" svg:height="2.1cm" svg:x="6.1cm" svg:y="13.921cm">
          <text:p text:style-name="P1">Connection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cm" svg:height="3.9cm" svg:x="13.5cm" svg:y="10.8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1cm" svg:x="13.7cm" svg:y="13.7cm">
          <text:p text:style-name="P1">Updater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cm" svg:y1="15.3cm" svg:x2="6cm" svg:y2="15.321cm">
          <text:p/>
        </draw:line>
        <draw:line draw:style-name="gr10" draw:text-style-name="P1" draw:layer="layout" svg:x1="10.1cm" svg:y1="14.321cm" svg:x2="13.7cm" svg:y2="14.221cm">
          <text:p/>
        </draw:line>
        <draw:line draw:style-name="gr10" draw:text-style-name="P1" draw:layer="layout" svg:x1="16.1cm" svg:y1="14.421cm" svg:x2="16.2cm" svg:y2="17.821cm">
          <text:p/>
        </draw:line>
        <draw:line draw:style-name="gr10" draw:text-style-name="P1" draw:layer="layout" svg:x1="16.5cm" svg:y1="14.421cm" svg:x2="22.4cm" svg:y2="15.821cm">
          <text:p/>
        </draw:line>
        <draw:frame draw:style-name="gr12" draw:text-style-name="P2" draw:layer="layout" svg:width="4.608cm" svg:height="2.147cm" svg:x="14.6cm" svg:y="15.821cm">
          <draw:text-box>
            <text:p><text:span text:style-name="T1">Direct commands </text:span><text:span text:style-name="T1"><text:line-break/></text:span><text:span text:style-name="T1">(eg: display JDialog </text:span><text:span text:style-name="T1"><text:line-break/></text:span><text:span text:style-name="T1">that will provide input)</text:span></text:p>
            <text:p><text:span text:style-name="T1"/></text:p>
          </draw:text-box>
        </draw:frame>
        <draw:line draw:style-name="gr13" draw:text-style-name="P1" draw:layer="layout" svg:x1="9.8cm" svg:y1="15.521cm" svg:x2="14.2cm" svg:y2="14.621cm">
          <text:p/>
        </draw:line>
        <draw:line draw:style-name="gr13" draw:text-style-name="P1" draw:layer="layout" svg:x1="22.2cm" svg:y1="17.821cm" svg:x2="17.397cm" svg:y2="19.072cm">
          <text:p/>
        </draw:line>
        <draw:frame draw:style-name="gr12" draw:text-style-name="P2" draw:layer="layout" svg:width="2.653cm" svg:height="1.673cm" svg:x="10.31cm" svg:y="14.921cm">
          <draw:text-box>
            <text:p><text:span text:style-name="T1">Updater</text:span><text:span text:style-name="T1"><text:line-break/></text:span><text:span text:style-name="T1">observes</text:span><text:span text:style-name="T1"><text:line-break/></text:span><text:span text:style-name="T1">Connection</text:span></text:p>
          </draw:text-box>
        </draw:frame>
        <draw:frame draw:style-name="gr12" draw:text-style-name="P3" draw:layer="layout" svg:width="2.225cm" svg:height="1.673cm" svg:x="18.079cm" svg:y="18.448cm">
          <draw:text-box>
            <text:p><text:span text:style-name="T2">View</text:span><text:span text:style-name="T2"><text:line-break/></text:span><text:span text:style-name="T2">observes</text:span><text:span text:style-name="T2"><text:line-break/></text:span><text:span text:style-name="T2">Model</text:span></text:p>
          </draw:text-box>
        </draw:frame>
        <draw:line draw:style-name="gr9" draw:text-style-name="P1" draw:layer="layout" svg:x1="6.7cm" svg:y1="9.221cm" svg:x2="7cm" svg:y2="8.721cm">
          <text:p/>
        </draw:line>
        <draw:line draw:style-name="gr9" draw:text-style-name="P1" draw:layer="layout" svg:x1="7.3cm" svg:y1="9.221cm" svg:x2="7cm" svg:y2="8.721cm">
          <text:p/>
        </draw:line>
        <draw:line draw:style-name="gr9" draw:text-style-name="P1" draw:layer="layout" svg:x1="7cm" svg:y1="8.721cm" svg:x2="7cm" svg:y2="8.121cm">
          <text:p/>
        </draw:line>
        <draw:line draw:style-name="gr9" draw:text-style-name="P1" draw:layer="layout" svg:x1="6.7cm" svg:y1="8.521cm" svg:x2="7cm" svg:y2="8.121cm">
          <text:p/>
        </draw:line>
        <draw:line draw:style-name="gr9" draw:text-style-name="P1" draw:layer="layout" svg:x1="7.3cm" svg:y1="8.521cm" svg:x2="7cm" svg:y2="8.121cm">
          <text:p/>
        </draw:line>
        <draw:custom-shape draw:style-name="gr14" draw:text-style-name="P1" draw:layer="layout" svg:width="0.4cm" svg:height="0.4cm" svg:x="6.8cm" svg:y="7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2.915cm" svg:height="1.199cm" svg:x="19.389cm" svg:y="14.921cm">
          <draw:text-box>
            <text:p><text:span text:style-name="T2">Updating the</text:span><text:span text:style-name="T2"><text:line-break/></text:span><text:span text:style-name="T2">Mod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621cm" fo:margin-bottom="0.287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31T19:14:41.437000000</meta:creation-date>
    <dc:date>2015-06-08T19:05:53.106000000</dc:date>
    <meta:editing-duration>PT20M7S</meta:editing-duration>
    <meta:editing-cycles>4</meta:editing-cycles>
    <meta:generator>LibreOffice/4.0.4.2$Linux_X86_64 LibreOffice_project/400m0$Build-2</meta:generator>
    <meta:document-statistic meta:object-count="34"/>
  </office:meta>
</office:document-meta>
</file>